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816a" officeooo:paragraph-rsid="0009816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9816a" officeooo:paragraph-rsid="0009816a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weight="bold" officeooo:rsid="0009816a" officeooo:paragraph-rsid="0009816a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BUNTU COMMANDS</text:p>
      <text:p text:style-name="P2"/>
      <text:p text:style-name="P2"/>
      <text:list xml:id="list208613701" text:style-name="L1">
        <text:list-item>
          <text:p text:style-name="P3">CD Folder/File Path– Change Directory</text:p>
        </text:list-item>
        <text:list-item>
          <text:p text:style-name="P3">lS <text:s/>- List Contend</text:p>
        </text:list-item>
        <text:list-item>
          <text:p text:style-name="P3">PWD – Present Working Directory</text:p>
        </text:list-item>
        <text:list-item>
          <text:p text:style-name="P3">MKDIR DirectoryName– Make a Directory</text:p>
        </text:list-item>
        <text:list-item>
          <text:p text:style-name="P3">TOUCH FileName - Make a File</text:p>
        </text:list-item>
        <text:list-item>
          <text:p text:style-name="P3">MV filename newfilename– Move a File</text:p>
        </text:list-item>
        <text:list-item>
          <text:p text:style-name="P3">CP <text:s/>filename newfilename- Copy to File</text:p>
        </text:list-item>
        <text:list-item>
          <text:p text:style-name="P3">Cd Folder / - <text:s/>Cd folder in / always use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2:49:44.075202120</meta:creation-date>
    <dc:date>2022-02-17T23:07:49.232332726</dc:date>
    <meta:editing-duration>PT7M55S</meta:editing-duration>
    <meta:editing-cycles>1</meta:editing-cycles>
    <meta:document-statistic meta:table-count="0" meta:image-count="0" meta:object-count="0" meta:page-count="1" meta:paragraph-count="10" meta:word-count="57" meta:character-count="298" meta:non-whitespace-character-count="255"/>
    <meta:generator>LibreOffice/6.4.7.2$Linux_X86_64 LibreOffice_project/40$Build-2</meta:generator>
  </office:meta>
</office:document-meta>
</file>